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597" officeooo:paragraph-rsid="00176597"/>
    </style:style>
    <style:style style:name="P2" style:family="paragraph" style:parent-style-name="Standard">
      <style:text-properties officeooo:rsid="001949e7" officeooo:paragraph-rsid="001949e7"/>
    </style:style>
    <style:style style:name="P3" style:family="paragraph" style:parent-style-name="Standard">
      <style:text-properties officeooo:rsid="00197138" officeooo:paragraph-rsid="001971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leted 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3:41:17.327993776</meta:creation-date>
    <dc:date>2022-05-30T09:55:58.689826578</dc:date>
    <meta:editing-duration>PT3M2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8" meta:non-whitespace-character-count="7"/>
  </office:meta>
</office:document-meta>
</file>